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separate_ds_all_location_lstm_table_metrics" table:style-name="ta1">
        <table:table-column table:style-name="co1" table:default-cell-style-name="ce10"/>
        <table:table-column table:style-name="co2" table:number-columns-repeated="9" table:default-cell-style-name="ce11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Metric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F 0.7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Q 0.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AA 0.7</text:p>
          </table:table-cell>
          <table:table-cell table:style-name="ce9" office:value-type="string" calcext:value-type="string">
            <text:p>AI</text:p>
          </table:table-cell>
          <table:table-cell table:style-name="ce9" office:value-type="string" calcext:value-type="string">
            <text:p>AI 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67" calcext:value-type="float">
            <text:p>0.01567</text:p>
          </table:table-cell>
          <table:table-cell table:style-name="ce12" office:value-type="float" office:value="0.01549" calcext:value-type="float">
            <text:p>0.01549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68" calcext:value-type="float">
            <text:p>0.01568</text:p>
          </table:table-cell>
          <table:table-cell table:formula="of:=MIN([.B2:.J2])" office:value-type="float" office:value="0.01549" calcext:value-type="float">
            <text:p>0.01549</text:p>
          </table:table-cell>
          <table:table-cell table:formula="of:=MAX([.B2:.K2])" office:value-type="float" office:value="0.01598" calcext:value-type="float">
            <text:p>0.0159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343" calcext:value-type="float">
            <text:p>0.00343</text:p>
          </table:table-cell>
          <table:table-cell table:style-name="ce12" office:value-type="float" office:value="0.00148" calcext:value-type="float">
            <text:p>0.0014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73" calcext:value-type="float">
            <text:p>0.00273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178" calcext:value-type="float">
            <text:p>0.00178</text:p>
          </table:table-cell>
          <table:table-cell table:formula="of:=MIN([.B3:.J3])" office:value-type="float" office:value="0.00148" calcext:value-type="float">
            <text:p>0.00148</text:p>
          </table:table-cell>
          <table:table-cell table:formula="of:=MAX([.B3:.K3])" office:value-type="float" office:value="0.00343" calcext:value-type="float">
            <text:p>0.00343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688" calcext:value-type="float">
            <text:p>0.03688</text:p>
          </table:table-cell>
          <table:table-cell table:style-name="ce12" office:value-type="float" office:value="0.0345" calcext:value-type="float">
            <text:p>0.0345</text:p>
          </table:table-cell>
          <table:table-cell office:value-type="float" office:value="0.03544" calcext:value-type="float">
            <text:p>0.03544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3519" calcext:value-type="float">
            <text:p>0.03519</text:p>
          </table:table-cell>
          <table:table-cell table:formula="of:=MIN([.B4:.J4])" office:value-type="float" office:value="0.0345" calcext:value-type="float">
            <text:p>0.0345</text:p>
          </table:table-cell>
          <table:table-cell table:formula="of:=MAX([.B4:.K4])" office:value-type="float" office:value="0.03688" calcext:value-type="float">
            <text:p>0.0368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15" calcext:value-type="float">
            <text:p>0.01115</text:p>
          </table:table-cell>
          <table:table-cell table:style-name="ce12" office:value-type="float" office:value="0.01093" calcext:value-type="float">
            <text:p>0.01093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111" calcext:value-type="float">
            <text:p>0.0111</text:p>
          </table:table-cell>
          <table:table-cell table:formula="of:=MIN([.B5:.J5])" office:value-type="float" office:value="0.01093" calcext:value-type="float">
            <text:p>0.01093</text:p>
          </table:table-cell>
          <table:table-cell table:formula="of:=MAX([.B5:.K5])"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60.24954" calcext:value-type="float">
            <text:p>60.24954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65.34691" calcext:value-type="float">
            <text:p>65.34691</text:p>
          </table:table-cell>
          <table:table-cell table:style-name="ce12" office:value-type="float" office:value="58.54241" calcext:value-type="float">
            <text:p>58.54241</text:p>
          </table:table-cell>
          <table:table-cell office:value-type="float" office:value="64.31933" calcext:value-type="float">
            <text:p>64.31933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62.93606" calcext:value-type="float">
            <text:p>62.93606</text:p>
          </table:table-cell>
          <table:table-cell table:formula="of:=MIN([.B6:.J6])" office:value-type="float" office:value="58.54241" calcext:value-type="float">
            <text:p>58.54241</text:p>
          </table:table-cell>
          <table:table-cell table:formula="of:=MAX([.B6:.K6])" office:value-type="float" office:value="69.19463" calcext:value-type="float">
            <text:p>69.1946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72.45833" calcext:value-type="float">
            <text:p>72.45833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79.45833" calcext:value-type="float">
            <text:p>79.45833</text:p>
          </table:table-cell>
          <table:table-cell table:style-name="ce12" office:value-type="float" office:value="71.52083" calcext:value-type="float">
            <text:p>71.52083</text:p>
          </table:table-cell>
          <table:table-cell office:value-type="float" office:value="78.5625" calcext:value-type="float">
            <text:p>78.5625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76.4375" calcext:value-type="float">
            <text:p>76.4375</text:p>
          </table:table-cell>
          <table:table-cell table:formula="of:=MIN([.B7:.J7])" office:value-type="float" office:value="71.52083" calcext:value-type="float">
            <text:p>71.52083</text:p>
          </table:table-cell>
          <table:table-cell table:formula="of:=MAX([.B7:.K7])" office:value-type="float" office:value="82.60417" calcext:value-type="float">
            <text:p>82.60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6:48:00.411890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07:44.043259736</dc:date>
    <meta:editing-duration>PT1H37M35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